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a58b" officeooo:paragraph-rsid="0001a58b"/>
    </style:style>
    <style:style style:name="P2" style:family="paragraph" style:parent-style-name="Standard">
      <style:text-properties officeooo:rsid="000323a6" officeooo:paragraph-rsid="000323a6"/>
    </style:style>
    <style:style style:name="P3" style:family="paragraph" style:parent-style-name="Standard">
      <style:text-properties officeooo:rsid="00044ec9" officeooo:paragraph-rsid="00044ec9"/>
    </style:style>
    <style:style style:name="T1" style:family="text">
      <style:text-properties officeooo:rsid="000323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Iniciar Juego</text:p>
      <text:p text:style-name="P1"/>
      <text:p text:style-name="P1">Ingresar datos jugador 1</text:p>
      <text:p text:style-name="P1"><text:tab/>Palabra en V1</text:p>
      <text:p text:style-name="P1"/>
      <text:p text:style-name="P1">Ingresar datos jugador 2</text:p>
      <text:p text:style-name="P1"><text:tab/>Palabra en V1</text:p>
      <text:p text:style-name="P1"/>
      <text:p text:style-name="P1">Inicio JUEGO</text:p>
      <text:p text:style-name="P1">Mientras Juego!= Fin <text:span text:style-name="T1">Y movidas &lt; 8</text:span></text:p>
      <text:p text:style-name="P1"><text:tab/>Inicio Pantalla()</text:p>
      <text:p text:style-name="P1"><text:tab/>Ingresar Letra()</text:p>
      <text:p text:style-name="P1"><text:tab/>buscarletra() en V2 ( letras ingresadas)</text:p>
      <text:p text:style-name="P1"><text:tab/>Si no lo encuentra</text:p>
      <text:p text:style-name="P1"><text:tab/><text:tab/>agregar letra a V2</text:p>
      <text:p text:style-name="P1"><text:tab/>si encuentra<text:span text:style-name="T1">Letra</text:span></text:p>
      <text:p text:style-name="P1"><text:tab/><text:tab/>volver tirada</text:p>
      <text:p text:style-name="P1"><text:tab/>..</text:p>
      <text:p text:style-name="P1"><text:tab/>Buscar letra en V1</text:p>
      <text:p text:style-name="P1"><text:tab/><text:tab/>Si no la encuentra <text:span text:style-name="T1">NADA</text:span></text:p>
      <text:p text:style-name="P1"><text:tab/>sino<text:tab/></text:p>
      <text:p text:style-name="P1"><text:tab/><text:tab/><text:span text:style-name="T1">AgregarLetra en posicion V3 (Resultado)</text:span></text:p>
      <text:p text:style-name="P1"><text:tab/></text:p>
      <text:p text:style-name="P1"><text:tab/><text:span text:style-name="T1">ComparoV3&amp;V1</text:span></text:p>
      <text:p text:style-name="P1"><text:tab/><text:tab/><text:span text:style-name="T1">if son iguales</text:span></text:p>
      <text:p text:style-name="P1"><text:tab/><text:tab/><text:tab/><text:span text:style-name="T1">fin de juego</text:span></text:p>
      <text:p text:style-name="P1"><text:tab/><text:tab/><text:span text:style-name="T1">else</text:span></text:p>
      <text:p text:style-name="P1"><text:tab/><text:tab/><text:tab/><text:span text:style-name="T1">NADA</text:span></text:p>
      <text:p text:style-name="P1"><text:tab/>,,</text:p>
      <text:p text:style-name="P1"><text:tab/><text:span text:style-name="T1">movida++</text:span></text:p>
      <text:p text:style-name="P1"><text:tab/></text:p>
      <text:p text:style-name="P3">========================================</text:p>
      <text:p text:style-name="P1"/>
      <text:p text:style-name="P2">Class</text:p>
      <text:p text:style-name="P2"><text:tab/>Private</text:p>
      <text:p text:style-name="P2"><text:tab/><text:tab/>Nombre</text:p>
      <text:p text:style-name="P2"><text:tab/><text:tab/>Palabra</text:p>
      <text:p text:style-name="P2"><text:tab/><text:tab/>Jugada</text:p>
      <text:p text:style-name="P2"><text:tab/>Public;</text:p>
      <text:p text:style-name="P2"><text:tab/><text:tab/>IngresarLetra</text:p>
      <text:p text:style-name="P2"><text:tab/><text:tab/>BuscarLetra </text:p>
      <text:p text:style-name="P2"><text:tab/><text:tab/>ComparoVectores(V3&amp;V1)</text:p>
      <text:p text:style-name="P2"><text:tab/><text:tab/>IncrementoJugada</text:p>
      <text:p text:style-name="P2"/>
      <text:p text:style-name="P2"><text:tab/><text:tab/></text:p>
      <text:p text:style-name="P2"/>
      <text:p text:style-name="P2"/>
      <text:p text:style-name="P2"><text:tab/><text:tab/></text:p>
      <text:p text:style-name="P2"><text:tab/><text:tab/></text:p>
      <text:p text:style-name="P1"><text:tab/><text:tab/></text:p>
      <text:p text:style-name="P1"><text:tab/><text:tab/><text:tab/></text:p>
      <text:p text:style-name="P1"><text:tab/></text:p>
      <text:p text:style-name="P1"><text:soft-page-break/><text:tab/></text:p>
      <text:p text:style-name="P1"><text:tab/></text:p>
      <text:p text:style-name="P1"><text:tab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19T09:22:52.377000000</meta:creation-date>
    <dc:date>2020-10-19T09:46:43.459000000</dc:date>
    <meta:editing-duration>PT3M20S</meta:editing-duration>
    <meta:editing-cycles>1</meta:editing-cycles>
    <meta:generator>LibreOffice/6.4.6.2$Windows_X86_64 LibreOffice_project/0ce51a4fd21bff07a5c061082cc82c5ed232f115</meta:generator>
    <meta:document-statistic meta:table-count="0" meta:image-count="0" meta:object-count="0" meta:page-count="2" meta:paragraph-count="48" meta:word-count="86" meta:character-count="622" meta:non-whitespace-character-count="507"/>
  </office:meta>
</office:document-meta>
</file>